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431" officeooo:paragraph-rsid="001a2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TABLE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6:25:21.111935493</meta:creation-date>
    <dc:date>2025-02-05T06:25:31.704730377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24.8.4.2$Linux_X86_64 LibreOffice_project/3e97788786b20d724e2ed0ea7a111abce73cab63</meta:generator>
  </office:meta>
</office:document-meta>
</file>